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c121" officeooo:paragraph-rsid="000ec1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SET-ML Project</text:p>
      <text:p text:style-name="P1">This is the MACHINE LEARNING course project dataset.</text:p>
      <text:p text:style-name="P1"><text:a xlink:type="simple" xlink:href="http://jse.amstat.org/v19n3/decock/DataDocumentation.txt" text:style-name="Internet_20_link" text:visited-style-name="Visited_20_Internet_20_Link">http://jse.amstat.org/v19n3/decock/DataDocumentation.txt</text:a></text:p>
      <text:p text:style-name="P1">The link is a connection to a complete dataset description in case it is nee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9:12:28.769629449</meta:creation-date>
    <dc:date>2019-06-15T19:14:06.234342205</dc:date>
    <meta:editing-duration>PT1M38S</meta:editing-duration>
    <meta:editing-cycles>1</meta:editing-cycles>
    <meta:document-statistic meta:table-count="0" meta:image-count="0" meta:object-count="0" meta:page-count="1" meta:paragraph-count="4" meta:word-count="26" meta:character-count="206" meta:non-whitespace-character-count="184"/>
    <meta:generator>LibreOffice/6.0.7.3$Linux_X86_64 LibreOffice_project/00m0$Build-3</meta:generator>
  </office:meta>
</office:document-meta>
</file>